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7.tmp" manifest:media-type="image/png"/>
  <manifest:file-entry manifest:full-path="media/image5.tmp" manifest:media-type="image/png"/>
  <manifest:file-entry manifest:full-path="media/image4.tmp" manifest:media-type="image/png"/>
  <manifest:file-entry manifest:full-path="media/image3.tmp" manifest:media-type="image/png"/>
  <manifest:file-entry manifest:full-path="media/image2.tmp" manifest:media-type="image/png"/>
  <manifest:file-entry manifest:full-path="media/image6.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style>
    <style:style style:name="P2" style:parent-style-name="Normal" style:family="paragraph">
      <style:paragraph-properties fo:text-align="end" fo:margin-top="0.1666in" fo:margin-left="0.7in">
        <style:tab-stops/>
      </style:paragraph-properties>
      <style:text-properties style:font-name="Times New Roman" style:font-name-asian="Times New Roman" style:font-name-complex="Times New Roman" fo:font-weight="bold" style:font-weight-asian="bold" style:font-weight-complex="bold" fo:text-transform="uppercase" fo:color="#FFFFFF" fo:letter-spacing="0.0034in" style:letter-kerning="true" fo:font-size="20pt" style:font-size-asian="20pt" style:font-size-complex="20pt"/>
    </style:style>
    <style:style style:name="P3" style:parent-style-name="Normal" style:family="paragraph">
      <style:paragraph-properties fo:text-align="end" fo:margin-top="0.1666in" fo:margin-left="0.7in">
        <style:tab-stops/>
      </style:paragraph-properties>
      <style:text-properties style:font-name="Times New Roman" style:font-name-asian="Times New Roman" style:font-name-complex="Times New Roman" fo:font-weight="bold" style:font-weight-asian="bold" style:font-weight-complex="bold" fo:text-transform="uppercase" fo:color="#FFFFFF" fo:letter-spacing="0.0034in" style:letter-kerning="true" fo:font-size="20pt" style:font-size-asian="20pt" style:font-size-complex="20pt"/>
    </style:style>
    <style:style style:name="P4" style:parent-style-name="Normal" style:family="paragraph">
      <style:paragraph-properties fo:text-align="end" fo:margin-top="0.1666in" fo:margin-left="0.7in">
        <style:tab-stops/>
      </style:paragraph-properties>
      <style:text-properties style:font-name="Times New Roman" style:font-name-asian="Times New Roman" style:font-name-complex="Times New Roman" fo:font-weight="bold" style:font-weight-asian="bold" style:font-weight-complex="bold" fo:text-transform="uppercase" fo:color="#FFFFFF" fo:letter-spacing="0.0034in" style:letter-kerning="true" fo:font-size="20pt" style:font-size-asian="20pt" style:font-size-complex="20pt"/>
    </style:style>
    <style:style style:name="P5" style:parent-style-name="Normal" style:family="paragraph">
      <style:paragraph-properties fo:text-align="end" fo:margin-top="0.1666in" fo:margin-left="0.7in">
        <style:tab-stops/>
      </style:paragraph-properties>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text-transform="uppercase" fo:color="#FFFFFF" fo:letter-spacing="0.0034in" style:letter-kerning="true" fo:font-size="20pt" style:font-size-asian="20pt" style:font-size-complex="20pt"/>
    </style:style>
    <style:style style:name="T7" style:parent-style-name="DefaultParagraphFont" style:family="text">
      <style:text-properties style:font-name="Times New Roman" style:font-name-asian="Times New Roman" style:font-name-complex="Times New Roman" fo:text-transform="uppercase" fo:color="#FFFFFF" fo:letter-spacing="0.0034in" style:letter-kerning="true" fo:font-size="20pt" style:font-size-asian="20pt" style:font-size-complex="20pt"/>
    </style:style>
    <style:style style:name="T8" style:parent-style-name="DefaultParagraphFont" style:family="text">
      <style:text-properties style:font-name="Times New Roman" style:font-name-complex="Times New Roman" fo:font-size="20pt" style:font-size-asian="20pt" style:font-size-complex="20pt"/>
    </style:style>
    <style:style style:name="P9" style:parent-style-name="Normal" style:family="paragraph">
      <style:paragraph-properties fo:text-align="end" fo:margin-top="0.1666in" fo:margin-left="0.7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text-transform="uppercase" fo:color="#FFFFFF" fo:letter-spacing="0.0034in" style:letter-kerning="true" fo:font-size="20pt" style:font-size-asian="20pt" style:font-size-complex="20pt"/>
    </style:style>
    <style:style style:name="T11" style:parent-style-name="DefaultParagraphFont" style:family="text">
      <style:text-properties fo:color="#FFFFFF"/>
    </style:style>
    <style:style style:name="P12" style:parent-style-name="Normal" style:family="paragraph">
      <style:paragraph-properties fo:break-before="page" fo:margin-bottom="0.1388in" fo:line-height="115%"/>
    </style:style>
    <style:style style:name="P13" style:parent-style-name="Heading1" style:family="paragraph">
      <style:text-properties fo:font-size="20pt" style:font-size-asian="20pt" style:font-size-complex="20pt"/>
    </style:style>
    <style:style style:name="P14" style:parent-style-name="NormalWeb" style:family="paragraph">
      <style:paragraph-properties fo:text-align="justify" fo:margin-top="0in" fo:margin-bottom="0in" style:line-height-at-least="0.302in" fo:background-color="#FFFFFF"/>
    </style:style>
    <style:style style:name="T15" style:parent-style-name="DefaultParagraphFont" style:family="text">
      <style:text-properties style:font-name="Arial" style:font-name-complex="Arial" fo:color="#333333" fo:font-size="13.5pt" style:font-size-asian="13.5pt" style:font-size-complex="13.5pt"/>
    </style:style>
    <style:style style:name="T16" style:parent-style-name="DefaultParagraphFont" style:family="text">
      <style:text-properties style:font-name="Arial" style:font-name-complex="Arial" fo:color="#333333" fo:font-size="13.5pt" style:font-size-asian="13.5pt" style:font-size-complex="13.5pt"/>
    </style:style>
    <style:style style:name="T17" style:parent-style-name="DefaultParagraphFont" style:family="text">
      <style:text-properties style:font-name="Arial" style:font-name-complex="Arial" fo:color="#333333" fo:font-size="13.5pt" style:font-size-asian="13.5pt" style:font-size-complex="13.5pt"/>
    </style:style>
    <style:style style:name="P18" style:parent-style-name="Heading4" style:family="paragraph">
      <style:paragraph-properties fo:text-align="justify" fo:margin-top="0in" fo:margin-bottom="0.1041in" fo:background-color="#FFFFFF"/>
      <style:text-properties style:font-name="Arial" style:font-name-complex="Arial" fo:color="#333333" fo:font-size="15pt" style:font-size-asian="15pt" style:font-size-complex="15pt"/>
    </style:style>
    <style:style style:name="P19" style:parent-style-name="Heading4" style:family="paragraph">
      <style:paragraph-properties fo:text-align="justify"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20" style:parent-style-name="NormalWeb" style:family="paragraph">
      <style:paragraph-properties fo:text-align="justify" fo:margin-top="0in" fo:margin-bottom="0.25in" style:line-height-at-least="0.302in" fo:background-color="#FFFFFF"/>
      <style:text-properties style:font-name="Arial" style:font-name-complex="Arial" fo:color="#333333" fo:font-size="13.5pt" style:font-size-asian="13.5pt" style:font-size-complex="13.5pt"/>
    </style:style>
    <style:style style:name="P21" style:parent-style-name="Heading4" style:family="paragraph">
      <style:paragraph-properties fo:text-align="justify"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22" style:parent-style-name="NormalWeb" style:family="paragraph">
      <style:paragraph-properties fo:text-align="justify" fo:margin-top="0in" fo:margin-bottom="0.25in" style:line-height-at-least="0.302in" fo:background-color="#FFFFFF"/>
      <style:text-properties style:font-name="Arial" style:font-name-complex="Arial" fo:color="#333333" fo:font-size="13.5pt" style:font-size-asian="13.5pt" style:font-size-complex="13.5pt"/>
    </style:style>
    <style:style style:name="P23" style:parent-style-name="Heading4" style:family="paragraph">
      <style:paragraph-properties fo:text-align="justify"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24" style:parent-style-name="NormalWeb" style:family="paragraph">
      <style:paragraph-properties fo:text-align="justify" fo:margin-top="0in" fo:margin-bottom="0.25in" style:line-height-at-least="0.302in" fo:background-color="#FFFFFF"/>
      <style:text-properties style:font-name="Arial" style:font-name-complex="Arial" fo:color="#333333" fo:font-size="13.5pt" style:font-size-asian="13.5pt" style:font-size-complex="13.5pt"/>
    </style:style>
    <style:style style:name="T25" style:parent-style-name="DefaultParagraphFont" style:family="text">
      <style:text-properties fo:font-size="20pt" style:font-size-asian="20pt" style:font-size-complex="20pt"/>
    </style:style>
    <style:style style:name="P26" style:parent-style-name="NormalWeb" style:family="paragraph">
      <style:paragraph-properties fo:text-align="justify" fo:margin-top="0in" fo:margin-bottom="0.25in" style:line-height-at-least="0.302in" fo:background-color="#FFFFFF"/>
    </style:style>
    <style:style style:name="T27" style:parent-style-name="DefaultParagraphFont" style:family="text">
      <style:text-properties style:font-name="Arial" style:font-name-complex="Arial" fo:color="#333333" fo:font-size="13.5pt" style:font-size-asian="13.5pt" style:font-size-complex="13.5pt"/>
    </style:style>
    <style:style style:name="P28" style:parent-style-name="NormalWeb" style:family="paragraph">
      <style:paragraph-properties fo:text-align="justify" fo:margin-top="0in" fo:margin-bottom="0.25in" style:line-height-at-least="0.302in" fo:background-color="#FFFFFF"/>
    </style:style>
    <style:style style:name="P29" style:parent-style-name="Heading1" style:family="paragraph">
      <style:text-properties fo:font-size="20pt" style:font-size-asian="20pt" style:font-size-complex="20pt"/>
    </style:style>
    <style:style style:name="P30" style:parent-style-name="Heading1" style:family="paragraph">
      <style:text-properties fo:font-size="20pt" style:font-size-asian="20pt" style:font-size-complex="20pt"/>
    </style:style>
    <style:style style:name="P31" style:parent-style-name="Normal" style:family="paragraph">
      <style:paragraph-properties fo:line-height="150%"/>
      <style:text-properties style:font-name="Arial" style:font-name-complex="Arial" fo:font-size="14pt" style:font-size-asian="14pt" style:font-size-complex="14pt"/>
    </style:style>
    <style:style style:name="P32" style:parent-style-name="ListParagraph" style:family="paragraph">
      <style:paragraph-properties fo:line-height="150%"/>
    </style:style>
    <style:style style:name="T33" style:parent-style-name="Hyperlink" style:family="text">
      <style:text-properties style:font-name="Arial" style:font-name-complex="Arial" fo:font-size="14pt" style:font-size-asian="14pt" style:font-size-complex="14pt"/>
    </style:style>
    <style:style style:name="P34" style:parent-style-name="ListParagraph" style:family="paragraph">
      <style:paragraph-properties fo:line-height="150%"/>
    </style:style>
    <style:style style:name="T35" style:parent-style-name="Hyperlink" style:family="text">
      <style:text-properties style:font-name="Arial" style:font-name-complex="Arial" fo:font-size="14pt" style:font-size-asian="14pt" style:font-size-complex="14pt"/>
    </style:style>
    <style:style style:name="T36" style:parent-style-name="Hyperlink" style:family="text">
      <style:text-properties style:font-name="Arial" style:font-name-complex="Arial" fo:font-size="14pt" style:font-size-asian="14pt" style:font-size-complex="14pt"/>
    </style:style>
    <style:style style:name="P37" style:parent-style-name="ListParagraph" style:family="paragraph">
      <style:paragraph-properties fo:line-height="150%"/>
    </style:style>
    <style:style style:name="T38" style:parent-style-name="Hyperlink" style:family="text">
      <style:text-properties style:font-name="Arial" fo:font-size="14pt" style:font-size-asian="14pt" style:font-size-complex="14pt"/>
    </style:style>
    <style:style style:name="P39" style:parent-style-name="ListParagraph" style:family="paragraph">
      <style:paragraph-properties fo:line-height="150%"/>
    </style:style>
    <style:style style:family="graphic" style:name="a6" style:parent-style-name="Graphics">
      <style:graphic-properties fo:border="0.01042in none" fo:background-color="transparent"/>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4f81b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1f497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draw:custom-shape svg:x="0.17014in" svg:y="0.22014in" svg:width="5.86528in" svg:height="10.55903in" draw:z-index="251659264" draw:id="id0" draw:style-name="a0" draw:name="Rectangle 47" text:anchor-type="paragraph"><svg:title/><svg:desc/><text:p text:style-name="P2">Name: Salma Gamal Atia</text:p><text:p text:style-name="P3">B.N: <text:s/>395</text:p><text:p text:style-name="P4">Topic: Cryptography</text:p><text:p text:style-name="P5"><text:span text:style-name="T6">Githup linke</text:span><text:span text:style-name="T7">:</text:span><text:span text:style-name="T8"><text:s/></text:span><text:a xlink:href="https://github.com/salma-gamal/HTML-project-repository" office:target-frame-name="_top" xlink:show="replace">https://github.com/salma-gamal/HTML-project-repository</text:a></text:p><text:p text:style-name="P9"><text:span text:style-name="T10">githup pages published websight: </text:span><text:a xlink:href="https://salma-gamal.github.io/HTML-project-repository/index.html" office:target-frame-name="_top" xlink:show="replace">https://salma-gamal.github.io/HTML-project-repository/index.html</text:a></text:p><draw:enhanced-geometry draw:type="non-primitive" svg:viewBox="0 0 21600 21600" draw:enhanced-path="M 0 0 L 21600 0 21600 21600 0 21600 Z N"/></draw:custom-shape><draw:custom-shape svg:x="6.20486in" svg:y="0.22014in" svg:width="2.05556in" svg:height="10.55903in" draw:z-index="251660288" draw:id="id1" draw:style-name="a1" draw:name="Rectangle 48" text:anchor-type="paragraph"><svg:title/><svg:desc/><text:p text:style-name="Subtitle"><text:span text:style-name="T11"><text:s text:c="5"/></text:span></text:p><draw:enhanced-geometry draw:type="non-primitive" svg:viewBox="0 0 21600 21600" draw:enhanced-path="M 0 0 L 21600 0 21600 21600 0 21600 Z N"/></draw:custom-shape></text:p>
      <text:p text:style-name="Normal"/>
      <text:p text:style-name="P12"/>
      <text:h text:style-name="P13" text:outline-level="1">Application Brief:</text:h>
      <text:p text:style-name="Normal"/>
      <text:p text:style-name="P14"><text:span text:style-name="T15">Conventionally, cryptography was in<text:s/></text:span><text:span text:style-name="T16">implementation only for securing purposes. Wax seals, hand signatures and few other kinds of security methods were generally utilized to make sure of reliability and accuracy of the transmitter. And with the arrival of digital transmissions, security becom</text:span><text:span text:style-name="T17">es more essential and then cryptography mechanisms began to outstrip its utilization for maintaining utmost secrecy. A few of the applications of cryptography are discussed below.</text:span></text:p>
      <text:h text:style-name="P18" text:outline-level="4"/>
      <text:h text:style-name="P19" text:outline-level="4">To Maintain Secrecy in Storage</text:h>
      <text:p text:style-name="P20">Cryptography allows storing the encrypted data permitting users to stay back from the major hole of circumvention by hackers.</text:p>
      <text:h text:style-name="P21" text:outline-level="4">Reliability in Transmission</text:h>
      <text:p text:style-name="P22">A conventional approach that allows reliability is to carry out a checksum of the communicated information and then communicate the corresponding<text:s/>checksum in an encrypted format. When both the checksum and encrypted data is received, the data is again checksum and compared to the communicated checksum after the process of decryption. Thus, effective cryptographic mechanisms are more crucial to assure reliability in message transmission.</text:p>
      <text:h text:style-name="P23" text:outline-level="4">Authentication of Identity</text:h>
      <text:p text:style-name="P24">Cryptography is strongly linked to the approach of using passwords, and innovative systems probably make use of strong cryptographic methods together with the physical methods of individuals<text:s/>and collective secrets offering highly reliable verification of identity.</text:p>
      <text:soft-page-break/>
      <text:h text:style-name="Heading1" text:outline-level="1"><text:span text:style-name="T25">Screenshots</text:span>:</text:h>
      <text:p text:style-name="P26"><draw:frame draw:z-index="251663360" draw:style-name="a2" draw:name="Picture 10" text:anchor-type="paragraph" svg:x="0.18333in" svg:y="4.65694in" svg:width="6.5in" svg:height="3.80417in" style:rel-width="scale" style:rel-height="scale"><draw:image xlink:href="media/image1.tmp" xlink:type="simple" xlink:show="embed" xlink:actuate="onLoad"/><svg:title/><svg:desc/></draw:frame><text:span text:style-name="T27"><draw:frame draw:z-index="251661312" draw:style-name="a3" draw:name="Picture 8" text:anchor-type="paragraph" svg:x="0.04653in" svg:y="0.13125in" svg:width="6.5in" svg:height="3.77986in" style:rel-width="scale" style:rel-height="scale"><draw:image xlink:href="media/image2.tmp" xlink:type="simple" xlink:show="embed" xlink:actuate="onLoad"/><svg:title/><svg:desc/></draw:frame></text:span></text:p>
      <text:soft-page-break/>
      <text:p text:style-name="P28"><draw:frame draw:style-name="a4" draw:name="Picture 12" text:anchor-type="as-char" svg:x="0in" svg:y="0in" svg:width="6.5in" svg:height="3.48264in" style:rel-width="scale" style:rel-height="scale"><draw:image xlink:href="media/image3.tmp" xlink:type="simple" xlink:show="embed" xlink:actuate="onLoad"/><svg:title/><svg:desc/></draw:frame><draw:frame draw:z-index="251664384" draw:style-name="a5" draw:name="Picture 12" text:anchor-type="paragraph" svg:x="0.07986in" svg:y="4.43681in" svg:width="6.5in" svg:height="4.11111in" style:rel-width="scale" style:rel-height="scale"><draw:image xlink:href="media/image4.tmp" xlink:type="simple" xlink:show="embed" xlink:actuate="onLoad"/><svg:title/><svg:desc/></draw:frame></text:p>
      <text:p text:style-name="Normal"/>
      <text:p text:style-name="Normal"><?opendocument cursor-position?></text:p>
      <text:p text:style-name="Normal"/>
      <text:soft-page-break/>
      <text:h text:style-name="P29" text:outline-level="1">Source Code:</text:h>
      <text:p text:style-name="Normal"/>
      <text:p text:style-name="Normal"><draw:frame draw:style-name="a6" draw:name="Picture 14" text:anchor-type="as-char" svg:x="0in" svg:y="0in" svg:width="6.5in" svg:height="3.33889in" style:rel-width="scale" style:rel-height="scale"><draw:image xlink:href="media/image5.tmp" xlink:type="simple" xlink:show="embed" xlink:actuate="onLoad"/><svg:title/><svg:desc/></draw:frame></text:p>
      <text:p text:style-name="Normal"><draw:frame draw:z-index="251669504" draw:style-name="a7" draw:name="Picture 17" text:anchor-type="paragraph" svg:x="0in" svg:y="0.06181in" svg:width="6.5in" svg:height="2.97778in" style:rel-width="scale" style:rel-height="scale"><draw:image xlink:href="media/image6.tmp" xlink:type="simple" xlink:show="embed" xlink:actuate="onLoad"/><svg:title/><svg:desc/></draw:frame></text:p>
      <text:soft-page-break/>
      <text:p text:style-name="Normal"><draw:frame draw:z-index="251668480" draw:style-name="a8" draw:name="Picture 21" text:anchor-type="paragraph" svg:x="-0.16667in" svg:y="-0.05139in" svg:width="6.5in" svg:height="4.2125in" style:rel-width="scale" style:rel-height="scale"><draw:image xlink:href="media/image7.tmp" xlink:type="simple" xlink:show="embed" xlink:actuate="onLoad"/><svg:title/><svg:desc/></draw:frame></text:p>
      <text:p text:style-name="Normal"/>
      <text:h text:style-name="P30" text:outline-level="1">References:</text:h>
      <text:p text:style-name="P31"/>
      <text:list text:style-name="LFO1" text:continue-numbering="true">
        <text:list-item>
          <text:p text:style-name="P32"><text:a xlink:href="https://www.elprocus.com/cryptography-and-its-concepts/" office:target-frame-name="_top" xlink:show="replace"><text:span text:style-name="T33">https://www.elprocus.com/cryptography-and-its-concepts/</text:span></text:a></text:p>
        </text:list-item>
        <text:list-item>
          <text:p text:style-name="P34"><text:a xlink:href="https://www.cryptomathic.com/news-events/blog/differences-between-hash-functions-symmetric-asymmetric-algorithms" office:target-frame-name="_top" xlink:show="replace"><text:span text:style-name="T35">https://www.cryptomathic.com/news-events/blog/differences-between-hash-functions-symmetric-asymmetric-</text:span><text:span text:style-name="T36">algorithms</text:span></text:a></text:p>
        </text:list-item>
        <text:list-item>
          <text:p text:style-name="P37"><text:a xlink:href="https://searchsecurity.techtarget.com/definition/cryptography" office:target-frame-name="_top" xlink:show="replace"><text:span text:style-name="T38">https://searchsecurity.techtarget.com/definition/cryptography</text:span></text:a></text:p>
        </text:list-item>
      </text:list>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paragraph-properties fo:margin-bottom="0.1111in" fo:line-height="103%"/>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paragraph-properties fo:margin-bottom="0.1388in" fo:line-height="115%"/>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ndows User</meta:initial-creator>
    <dc:creator>Windows User</dc:creator>
    <meta:creation-date>2020-05-30T19:52:00Z</meta:creation-date>
    <dc:date>2020-06-01T22:21:00Z</dc:date>
    <meta:template xlink:href="Normal" xlink:type="simple"/>
    <meta:editing-cycles>6</meta:editing-cycles>
    <meta:editing-duration>PT12240S</meta:editing-duration>
    <meta:document-statistic meta:page-count="6" meta:paragraph-count="3" meta:word-count="295" meta:character-count="1980" meta:row-count="14" meta:non-whitespace-character-count="1688"/>
  </office:meta>
</office:document-meta>
</file>